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25.51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72.05mm"/>
    </style:style>
    <style:style style:name="co10" style:family="table-column">
      <style:table-column-properties fo:break-before="auto" style:column-width="73.54mm"/>
    </style:style>
    <style:style style:name="co11" style:family="table-column">
      <style:table-column-properties fo:break-before="auto" style:column-width="56.44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6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94" style:family="table-cell" style:parent-style-name="Default" style:data-style-name="N100">
      <style:table-cell-properties fo:border-bottom="0.74pt solid #000000" style:text-align-source="fix" style:repeat-content="false" fo:background-color="transparent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03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0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8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2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3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0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FreeSans" fo:font-size="11pt"/>
    </style:style>
    <style:style style:name="ce122" style:family="table-cell" style:parent-style-name="Default" style:data-style-name="N122">
      <style:table-cell-properties fo:border-bottom="0.74pt solid #000000" fo:background-color="transparent" fo:border-left="0.74pt solid #000000" fo:border-right="0.74pt solid #000000" fo:border-top="1.11pt double-thin #000000" style:border-line-width-top="0.18mm 0.04mm 0.18mm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10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8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9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3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34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  <style:text-properties style:font-name="FreeSans" fo:font-size="11pt"/>
    </style:style>
    <style:style style:name="ce135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7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0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180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04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20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0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10" style:family="table-cell" style:parent-style-name="Default">
      <style:table-cell-properties fo:border-bottom="1.11pt solid #000000" fo:border-left="none" fo:border-right="none" fo:border-top="none"/>
    </style:style>
    <style:style style:name="ce211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4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5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6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6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1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42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3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4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5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9"/>
        <table:table-column table:style-name="co3" table:default-cell-style-name="ce69"/>
        <table:table-column table:style-name="co4" table:default-cell-style-name="ce76"/>
        <table:table-column table:style-name="co5" table:default-cell-style-name="ce76"/>
        <table:table-column table:style-name="co6" table:default-cell-style-name="ce170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10" office:value-type="string" calcext:value-type="string">
            <text:p>Кількість кутової, шт</text:p>
          </table:table-cell>
          <table:table-cell table:style-name="ce17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84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84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84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84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6.092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2.184" calcext:value-type="float">
            <text:p>452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2" calcext:value-type="float">
            <text:p>10.20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98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7.96" calcext:value-type="float">
            <text:p>508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1.0192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2.0384" calcext:value-type="float">
            <text:p>422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2" calcext:value-type="float">
            <text:p>10.20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7.048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4.096" calcext:value-type="float">
            <text:p>474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69" table:formula="of:=-0.5/0.6" office:value-type="float" office:value="-0.833333333333333" calcext:value-type="float">
            <text:p>-0.83</text:p>
          </table:table-cell>
          <table:table-cell table:formula="of:=[.E73]*[.F99]" office:value-type="float" office:value="-82.35" calcext:value-type="float">
            <text:p>-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509.56759" calcext:value-type="float">
            <text:p>15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85.0459695" calcext:value-type="float">
            <text:p>1585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75]/[.B76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Розрахункове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6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92]*[.D92]" office:value-type="float" office:value="36.32" calcext:value-type="float">
            <text:p>36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2" calcext:value-type="float">
            <text:p>10.20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4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93]*[.D93]" office:value-type="float" office:value="40.8" calcext:value-type="float">
            <text:p>41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Торець веранди</text:p>
          </table:table-cell>
          <table:table-cell office:value-type="float" office:value="2.64" calcext:value-type="float">
            <text:p>2.64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5.28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E94]*[.D94]" office:value-type="float" office:value="-5.28" calcext:value-type="float">
            <text:p>-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table:formula="of:=2-1" office:value-type="float" office:value="1" calcext:value-type="float">
            <text:p>1</text:p>
          </table:table-cell>
          <table:table-cell table:formula="of:=[.E95]*[.D95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table:formula="of:=12-4" office:value-type="float" office:value="8" calcext:value-type="float">
            <text:p>8</text:p>
          </table:table-cell>
          <table:table-cell table:formula="of:=[.E96]*[.D96]" office:value-type="float" office:value="20.96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table:formula="of:=3-2" office:value-type="float" office:value="1" calcext:value-type="float">
            <text:p>1</text:p>
          </table:table-cell>
          <table:table-cell table:formula="of:=[.E97]*[.D97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table:formula="of:=3-3" office:value-type="float" office:value="0" calcext:value-type="float">
            <text:p>0</text:p>
          </table:table-cell>
          <table:table-cell table:formula="of:=[.E98]*[.D9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8])" office:value-type="float" office:value="98.82" calcext:value-type="float">
            <text:p>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99]*(1 +[.B100]/100)" office:value-type="float" office:value="103.761" calcext:value-type="float">
            <text:p>104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24" calcext:value-type="float">
            <text:p>24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100]/[.B10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74" office:value-type="string" calcext:value-type="string">
            <text:p>Об’єм піддона, м3</text:p>
          </table:table-cell>
          <table:table-cell table:style-name="ce74" office:value-type="string" calcext:value-type="string">
            <text:p>Кількість піддонів</text:p>
          </table:table-cell>
          <table:table-cell table:style-name="ce74" office:value-type="string" calcext:value-type="string">
            <text:p>Ціна за м3 або блок</text:p>
          </table:table-cell>
          <table:table-cell table:style-name="ce74" office:value-type="string" calcext:value-type="string">
            <text:p>Вартість доставки</text:p>
          </table:table-cell>
          <table:table-cell table:style-name="ce110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00" calcext:value-type="currency">
            <text:p>3,100 грн.</text:p>
          </table:table-cell>
          <table:table-cell table:style-name="ce93" office:value-type="currency" office:currency="UAH" office:value="13000" calcext:value-type="currency">
            <text:p>13,000 грн.</text:p>
          </table:table-cell>
          <table:table-cell table:style-name="ce118" table:formula="of:=[.B105]*[.C105]*[.D105]+[.E105]" office:value-type="currency" office:currency="UAH" office:value="146920" calcext:value-type="currency">
            <text:p>146,920 грн.</text:p>
          </table:table-cell>
          <table:table-cell office:value-type="string" calcext:value-type="string">
            <text:p>Варіант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50" calcext:value-type="currency">
            <text:p>3,150 грн.</text:p>
          </table:table-cell>
          <table:table-cell table:style-name="ce93"/>
          <table:table-cell table:style-name="ce118" table:formula="of:=[.B106]*[.C106]*[.D106]+[.E106]" office:value-type="currency" office:currency="UAH" office:value="136080" calcext:value-type="currency">
            <text:p>136,080 грн.</text:p>
          </table:table-cell>
          <table:table-cell office:value-type="string" calcext:value-type="string">
            <text:p>Варіант 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250" calcext:value-type="currency">
            <text:p>3,250 грн.</text:p>
          </table:table-cell>
          <table:table-cell table:style-name="ce93"/>
          <table:table-cell table:style-name="ce118" table:formula="of:=[.B107]*[.C107]*[.D107]+[.E107]" office:value-type="currency" office:currency="UAH" office:value="140400" calcext:value-type="currency">
            <text:p>140,400 грн.</text:p>
          </table:table-cell>
          <table:table-cell office:value-type="string" calcext:value-type="string">
            <text:p>Варіант 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76" table:formula="of:=[.F101]" office:value-type="float" office:value="5" calcext:value-type="float">
            <text:p>5</text:p>
          </table:table-cell>
          <table:table-cell table:style-name="ce93" office:value-type="currency" office:currency="UAH" office:value="90" calcext:value-type="currency">
            <text:p>90 грн.</text:p>
          </table:table-cell>
          <table:table-cell table:style-name="ce93"/>
          <table:table-cell table:style-name="ce118" table:formula="of:=[.B108]*[.C108]*[.D108]" office:value-type="currency" office:currency="UAH" office:value="27000" calcext:value-type="currency">
            <text:p>27,000 грн.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105:.F108])" office:value-type="currency" office:currency="UAH" office:value="450400" calcext:value-type="currency">
            <text:p>450,400 грн.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60" office:value-type="string" calcext:value-type="string" table:number-columns-spanned="1" table:number-rows-spanned="2">
            <text:p>Елемент</text:p>
          </table:table-cell>
          <table:table-cell table:style-name="ce74" office:value-type="string" calcext:value-type="string" table:number-columns-spanned="1" table:number-rows-spanned="2">
            <text:p>Кількість елементів, шт</text:p>
          </table:table-cell>
          <table:table-cell table:style-name="ce74" office:value-type="string" calcext:value-type="string" table:number-columns-spanned="2" table:number-rows-spanned="1">
            <text:p>Кількість у елементі, шт</text:p>
          </table:table-cell>
          <table:covered-table-cell table:style-name="ce74"/>
          <table:table-cell table:style-name="ce120" office:value-type="string" calcext:value-type="string" table:number-columns-spanned="2" table:number-rows-spanned="1">
            <text:p>Кількість, шт</text:p>
          </table:table-cell>
          <table:covered-table-cell table:style-name="ce110"/>
          <table:table-cell table:number-columns-repeated="4"/>
        </table:table-row>
        <table:table-row table:style-name="ro5">
          <table:covered-table-cell table:style-name="ce60"/>
          <table:covered-table-cell table:style-name="ce74"/>
          <table:table-cell table:style-name="ce109" office:value-type="string" calcext:value-type="string">
            <text:p>Ложокова</text:p>
          </table:table-cell>
          <table:table-cell table:style-name="ce109" office:value-type="string" calcext:value-type="string">
            <text:p>Кутова</text:p>
          </table:table-cell>
          <table:table-cell table:style-name="ce121" office:value-type="string" calcext:value-type="string">
            <text:p>Ложокова</text:p>
          </table:table-cell>
          <table:table-cell table:style-name="ce133" office:value-type="string" calcext:value-type="string">
            <text:p>Кутова</text:p>
          </table:table-cell>
          <table:table-cell table:number-columns-repeated="4"/>
        </table:table-row>
        <table:table-row table:style-name="ro4">
          <table:table-cell table:style-name="ce94" office:value-type="string" calcext:value-type="string">
            <text:p>Декор кутовий (загалом)</text:p>
          </table:table-cell>
          <table:table-cell table:style-name="ce103" table:formula="of:=13*4" office:value-type="float" office:value="52" calcext:value-type="float">
            <text:p>5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" calcext:value-type="float">
            <text:p>4</text:p>
          </table:table-cell>
          <table:table-cell table:style-name="ce122" table:formula="of:=[.B114]*[.C114]" office:value-type="float" office:value="520" calcext:value-type="float">
            <text:p>520</text:p>
          </table:table-cell>
          <table:table-cell table:style-name="ce134" table:formula="of:=[.B114]*[.D114]" office:value-type="float" office:value="208" calcext:value-type="float">
            <text:p>20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екор кутовий (зроблене)</text:p>
          </table:table-cell>
          <table:table-cell table:style-name="ce76" table:formula="of:=-5*4" office:value-type="float" office:value="-20" calcext:value-type="float">
            <text:p>-20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00" table:formula="of:=[.B115]*[.C115]" office:value-type="float" office:value="-200" calcext:value-type="float">
            <text:p>-200</text:p>
          </table:table-cell>
          <table:table-cell table:style-name="ce135" table:formula="of:=[.B115]*[.D115]" office:value-type="float" office:value="-80" calcext:value-type="float">
            <text:p>-8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Наявна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200" table:formula="of:=[.B116]*[.C116]" office:value-type="float" office:value="-102" calcext:value-type="float">
            <text:p>-102</text:p>
          </table:table-cell>
          <table:table-cell table:style-name="ce135" table:formula="of:=[.B116]*[.D116]" office:value-type="float" office:value="-5" calcext:value-type="float">
            <text:p>-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87"/>
          <table:table-cell table:style-name="ce194"/>
          <table:table-cell table:style-name="ce193"/>
          <table:table-cell table:style-name="ce200" table:formula="of:=SUM([.E114:.E116])" office:value-type="float" office:value="218" calcext:value-type="float">
            <text:p>218</text:p>
          </table:table-cell>
          <table:table-cell table:formula="of:=SUM([.F114:.F116])" office:value-type="float" office:value="123" calcext:value-type="float">
            <text:p>12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79"/>
          <table:table-cell table:style-name="ce201" table:formula="of:=[.E117]*(1 + [.$B$12]/100)" office:value-type="float" office:value="228.9" calcext:value-type="float">
            <text:p>229</text:p>
          </table:table-cell>
          <table:table-cell table:style-name="ce171" table:formula="of:=[.F117]*(1 + [.$B$12]/100)" office:value-type="float" office:value="129.15" calcext:value-type="float">
            <text:p>129</text:p>
          </table:table-cell>
          <table:table-cell table:number-columns-repeated="4"/>
        </table:table-row>
      </table:table>
      <table:table table:name="Арка (калькулятор)" table:style-name="ta1">
        <table:table-column table:style-name="co9" table:default-cell-style-name="ce153"/>
        <table:table-column table:style-name="co3" table:number-columns-repeated="2" table:default-cell-style-name="Default"/>
        <table:table-column table:style-name="co3" table:number-columns-repeated="2" table:default-cell-style-name="ce129"/>
        <table:table-column table:style-name="co3" table:default-cell-style-name="ce207"/>
        <table:table-column table:style-name="co3" table:number-columns-repeated="6" table:default-cell-style-name="Default"/>
        <table:table-row table:style-name="ro4">
          <table:table-cell table:style-name="ce137" office:value-type="string" calcext:value-type="string" table:number-columns-spanned="7" table:number-rows-spanned="1">
            <text:p>Початкові данні</text:p>
          </table:table-cell>
          <table:covered-table-cell table:style-name="ce165"/>
          <table:covered-table-cell table:number-columns-repeated="4" table:style-name="ce210"/>
          <table:covered-table-cell/>
          <table:table-cell table:number-columns-repeated="5"/>
        </table:table-row>
        <table:table-row table:style-name="ro4">
          <table:table-cell table:style-name="ce139"/>
          <table:table-cell table:style-name="ce180" office:value-type="string" calcext:value-type="string">
            <text:p>Вікно 1</text:p>
          </table:table-cell>
          <table:table-cell table:style-name="ce211" office:value-type="string" calcext:value-type="string">
            <text:p>Вікно 2</text:p>
          </table:table-cell>
          <table:table-cell table:style-name="ce211" office:value-type="string" calcext:value-type="string">
            <text:p>Вікно 3</text:p>
          </table:table-cell>
          <table:table-cell table:style-name="ce211" office:value-type="string" calcext:value-type="string">
            <text:p>Двері 1</text:p>
          </table:table-cell>
          <table:table-cell table:style-name="ce211" office:value-type="string" calcext:value-type="string">
            <text:p>Двері 2</text:p>
          </table:table-cell>
          <table:table-cell table:style-name="ce213" office:value-type="string" calcext:value-type="string">
            <text:p>Прохід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Ширина прольоту, см</text:p>
          </table:table-cell>
          <table:table-cell table:style-name="ce183" office:value-type="float" office:value="53" calcext:value-type="float">
            <text:p>53.0</text:p>
          </table:table-cell>
          <table:table-cell table:style-name="ce183" office:value-type="float" office:value="79" calcext:value-type="float">
            <text:p>79.0</text:p>
          </table:table-cell>
          <table:table-cell table:style-name="ce183" office:value-type="float" office:value="144" calcext:value-type="float">
            <text:p>144.0</text:p>
          </table:table-cell>
          <table:table-cell table:style-name="ce183" office:value-type="float" office:value="92" calcext:value-type="float">
            <text:p>92.0</text:p>
          </table:table-cell>
          <table:table-cell table:style-name="ce183" office:value-type="float" office:value="105" calcext:value-type="float">
            <text:p>105.0</text:p>
          </table:table-cell>
          <table:table-cell table:style-name="ce214" office:value-type="float" office:value="157" calcext:value-type="float">
            <text:p>157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Стріла арки, см</text:p>
          </table:table-cell>
          <table:table-cell table:style-name="ce183" office:value-type="float" office:value="3.3" calcext:value-type="float">
            <text:p>3.3</text:p>
          </table:table-cell>
          <table:table-cell table:style-name="ce183" office:value-type="float" office:value="5" calcext:value-type="float">
            <text:p>5.0</text:p>
          </table:table-cell>
          <table:table-cell table:style-name="ce183" office:value-type="float" office:value="9" calcext:value-type="float">
            <text:p>9.0</text:p>
          </table:table-cell>
          <table:table-cell table:style-name="ce183" office:value-type="float" office:value="5.75" calcext:value-type="float">
            <text:p>5.8</text:p>
          </table:table-cell>
          <table:table-cell table:style-name="ce183" office:value-type="float" office:value="6.5" calcext:value-type="float">
            <text:p>6.5</text:p>
          </table:table-cell>
          <table:table-cell table:style-name="ce214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низ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верх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Висота цегли, см</text:p>
          </table:table-cell>
          <table:table-cell table:number-columns-repeated="5" table:style-name="ce186" office:value-type="float" office:value="25" calcext:value-type="float">
            <text:p>25.0</text:p>
          </table:table-cell>
          <table:table-cell table:style-name="ce215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1" office:value-type="string" calcext:value-type="string">
            <text:p>Мін. товщина шва, см</text:p>
          </table:table-cell>
          <table:table-cell table:number-columns-repeated="5" table:style-name="ce192" office:value-type="float" office:value="0.2" calcext:value-type="float">
            <text:p>0.2</text:p>
          </table:table-cell>
          <table:table-cell table:style-name="ce216" office:value-type="float" office:value="0.2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Макс. товщина шва, см</text:p>
          </table:table-cell>
          <table:table-cell table:number-columns-repeated="5" table:style-name="ce186" office:value-type="float" office:value="2.5" calcext:value-type="float">
            <text:p>2.5</text:p>
          </table:table-cell>
          <table:table-cell table:style-name="ce215" office:value-type="float" office:value="2.5" calcext:value-type="float">
            <text:p>2.5</text:p>
          </table:table-cell>
          <table:table-cell table:number-columns-repeated="5"/>
        </table:table-row>
        <table:table-row table:style-name="ro4">
          <table:table-cell table:style-name="ce152" office:value-type="string" calcext:value-type="string">
            <text:p>Тільки непарна кількість</text:p>
          </table:table-cell>
          <table:table-cell table:style-name="ce196" table:number-columns-repeated="5"/>
          <table:table-cell table:style-name="ce224"/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54" office:value-type="string" calcext:value-type="string" table:number-columns-spanned="7" table:number-rows-spanned="1">
            <text:p>Результати розрахунку</text:p>
          </table:table-cell>
          <table:covered-table-cell table:style-name="ce197"/>
          <table:covered-table-cell/>
          <table:covered-table-cell table:number-columns-repeated="3" table:style-name="Default"/>
          <table:covered-table-cell/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низ, см</text:p>
          </table:table-cell>
          <table:table-cell table:style-name="ce204" table:formula="of:=[.B3]*[.B3]/(8*[.B4])+[.B4]/2" office:value-type="float" office:value="108.051515151515" calcext:value-type="float">
            <text:p>108.1</text:p>
          </table:table-cell>
          <table:table-cell table:style-name="ce204" table:formula="of:=[.C3]*[.C3]/(8*[.C4])+[.C4]/2" office:value-type="float" office:value="158.525" calcext:value-type="float">
            <text:p>158.5</text:p>
          </table:table-cell>
          <table:table-cell table:style-name="ce204" table:formula="of:=[.D3]*[.D3]/(8*[.D4])+[.D4]/2" office:value-type="float" office:value="292.5" calcext:value-type="float">
            <text:p>292.5</text:p>
          </table:table-cell>
          <table:table-cell table:style-name="ce204" table:formula="of:=[.E3]*[.E3]/(8*[.E4])+[.E4]/2" office:value-type="float" office:value="186.875" calcext:value-type="float">
            <text:p>186.9</text:p>
          </table:table-cell>
          <table:table-cell table:style-name="ce204" table:formula="of:=[.F3]*[.F3]/(8*[.F4])+[.F4]/2" office:value-type="float" office:value="215.269230769231" calcext:value-type="float">
            <text:p>215.3</text:p>
          </table:table-cell>
          <table:table-cell table:style-name="ce225" table:formula="of:=[.G3]*[.G3]/(8*[.G4])+[.G4]/2" office:value-type="float" office:value="135.745" calcext:value-type="float">
            <text:p>135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верх, см</text:p>
          </table:table-cell>
          <table:table-cell table:style-name="ce204" table:formula="of:=[.B13]+[.B7]" office:value-type="float" office:value="133.051515151515" calcext:value-type="float">
            <text:p>133.1</text:p>
          </table:table-cell>
          <table:table-cell table:style-name="ce204" table:formula="of:=[.C13]+[.C7]" office:value-type="float" office:value="183.525" calcext:value-type="float">
            <text:p>183.5</text:p>
          </table:table-cell>
          <table:table-cell table:style-name="ce204" table:formula="of:=[.D13]+[.D7]" office:value-type="float" office:value="317.5" calcext:value-type="float">
            <text:p>317.5</text:p>
          </table:table-cell>
          <table:table-cell table:style-name="ce204" table:formula="of:=[.E13]+[.E7]" office:value-type="float" office:value="211.875" calcext:value-type="float">
            <text:p>211.9</text:p>
          </table:table-cell>
          <table:table-cell table:style-name="ce204" table:formula="of:=[.F13]+[.F7]" office:value-type="float" office:value="240.269230769231" calcext:value-type="float">
            <text:p>240.3</text:p>
          </table:table-cell>
          <table:table-cell table:style-name="ce225" table:formula="of:=[.G13]+[.G7]" office:value-type="float" office:value="160.745" calcext:value-type="float">
            <text:p>16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ут арки, град</text:p>
          </table:table-cell>
          <table:table-cell table:style-name="ce204" table:formula="of:=180*[.B22]/PI()" office:value-type="float" office:value="28.3936171366328" calcext:value-type="float">
            <text:p>28.4</text:p>
          </table:table-cell>
          <table:table-cell table:style-name="ce204" table:formula="of:=180*[.C22]/PI()" office:value-type="float" office:value="28.8570481568271" calcext:value-type="float">
            <text:p>28.9</text:p>
          </table:table-cell>
          <table:table-cell table:style-name="ce204" table:formula="of:=180*[.D22]/PI()" office:value-type="float" office:value="28.5000653956072" calcext:value-type="float">
            <text:p>28.5</text:p>
          </table:table-cell>
          <table:table-cell table:style-name="ce204" table:formula="of:=180*[.E22]/PI()" office:value-type="float" office:value="28.5000653956072" calcext:value-type="float">
            <text:p>28.5</text:p>
          </table:table-cell>
          <table:table-cell table:style-name="ce204" table:formula="of:=180*[.F22]/PI()" office:value-type="float" office:value="28.2313865995243" calcext:value-type="float">
            <text:p>28.2</text:p>
          </table:table-cell>
          <table:table-cell table:style-name="ce225" table:formula="of:=180*[.G22]/PI()" office:value-type="float" office:value="70.660744806317" calcext:value-type="float">
            <text:p>7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ількість цегли, шт</text:p>
          </table:table-cell>
          <table:table-cell table:style-name="ce205" table:formula="of:=[.B26]" office:value-type="float" office:value="8" calcext:value-type="float">
            <text:p>8</text:p>
          </table:table-cell>
          <table:table-cell table:style-name="ce205" table:formula="of:=[.C26]" office:value-type="float" office:value="11" calcext:value-type="float">
            <text:p>11</text:p>
          </table:table-cell>
          <table:table-cell table:style-name="ce205" table:formula="of:=[.D26]" office:value-type="float" office:value="21" calcext:value-type="float">
            <text:p>21</text:p>
          </table:table-cell>
          <table:table-cell table:style-name="ce205" table:formula="of:=[.E26]" office:value-type="float" office:value="13" calcext:value-type="float">
            <text:p>13</text:p>
          </table:table-cell>
          <table:table-cell table:style-name="ce205" table:formula="of:=[.F26]" office:value-type="float" office:value="15" calcext:value-type="float">
            <text:p>15</text:p>
          </table:table-cell>
          <table:table-cell table:style-name="ce226" table:formula="of:=[.G26]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низ, см</text:p>
          </table:table-cell>
          <table:table-cell table:style-name="ce204" table:formula="of:=[.B27]" office:value-type="float" office:value="0.220890908589514" calcext:value-type="float">
            <text:p>0.2</text:p>
          </table:table-cell>
          <table:table-cell table:style-name="ce204" table:formula="of:=[.C27]" office:value-type="float" office:value="0.83411959473647" calcext:value-type="float">
            <text:p>0.8</text:p>
          </table:table-cell>
          <table:table-cell table:style-name="ce204" table:formula="of:=[.D27]" office:value-type="float" office:value="0.449767180985545" calcext:value-type="float">
            <text:p>0.4</text:p>
          </table:table-cell>
          <table:table-cell table:style-name="ce204" table:formula="of:=[.E27]" office:value-type="float" office:value="0.704613201975347" calcext:value-type="float">
            <text:p>0.7</text:p>
          </table:table-cell>
          <table:table-cell table:style-name="ce204" table:formula="of:=[.F27]" office:value-type="float" office:value="0.612124835216734" calcext:value-type="float">
            <text:p>0.6</text:p>
          </table:table-cell>
          <table:table-cell table:style-name="ce225" table:formula="of:=[.G27]" office:value-type="float" office:value="0.204551594119741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верх, см</text:p>
          </table:table-cell>
          <table:table-cell table:style-name="ce204" table:formula="of:=[.B28]" office:value-type="float" office:value="1.99075557139282" calcext:value-type="float">
            <text:p>2.0</text:p>
          </table:table-cell>
          <table:table-cell table:style-name="ce204" table:formula="of:=[.C28]" office:value-type="float" office:value="2.09324585159445" calcext:value-type="float">
            <text:p>2.1</text:p>
          </table:table-cell>
          <table:table-cell table:style-name="ce204" table:formula="of:=[.D28]" office:value-type="float" office:value="1.07154215371935" calcext:value-type="float">
            <text:p>1.1</text:p>
          </table:table-cell>
          <table:table-cell table:style-name="ce204" table:formula="of:=[.E28]" office:value-type="float" office:value="1.74090482319836" calcext:value-type="float">
            <text:p>1.7</text:p>
          </table:table-cell>
          <table:table-cell table:style-name="ce204" table:formula="of:=[.F28]" office:value-type="float" office:value="1.49200099336871" calcext:value-type="float">
            <text:p>1.5</text:p>
          </table:table-cell>
          <table:table-cell table:style-name="ce225" table:formula="of:=[.G28]" office:value-type="float" office:value="1.48920018660069" calcext:value-type="float">
            <text:p>1.5</text:p>
          </table:table-cell>
          <table:table-cell table:number-columns-repeated="5"/>
        </table:table-row>
        <table:table-row table:style-name="ro4">
          <table:table-cell table:style-name="ce156" office:value-type="string" calcext:value-type="string">
            <text:p>Загальна висота арки, см</text:p>
          </table:table-cell>
          <table:table-cell table:style-name="ce206" table:formula="of:=[.B4]+[.B7]" office:value-type="float" office:value="28.3" calcext:value-type="float">
            <text:p>28.3</text:p>
          </table:table-cell>
          <table:table-cell table:style-name="ce206" table:formula="of:=[.C4]+[.C7]" office:value-type="float" office:value="30" calcext:value-type="float">
            <text:p>30.0</text:p>
          </table:table-cell>
          <table:table-cell table:style-name="ce206" table:formula="of:=[.D4]+[.D7]" office:value-type="float" office:value="34" calcext:value-type="float">
            <text:p>34.0</text:p>
          </table:table-cell>
          <table:table-cell table:style-name="ce206" table:formula="of:=[.E4]+[.E7]" office:value-type="float" office:value="30.75" calcext:value-type="float">
            <text:p>30.8</text:p>
          </table:table-cell>
          <table:table-cell table:style-name="ce206" table:formula="of:=[.F4]+[.F7]" office:value-type="float" office:value="31.5" calcext:value-type="float">
            <text:p>31.5</text:p>
          </table:table-cell>
          <table:table-cell table:style-name="ce227" table:formula="of:=[.G4]+[.G7]" office:value-type="float" office:value="50" calcext:value-type="float">
            <text:p>50.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  <table:table-cell table:number-columns-repeated="3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29" office:value-type="string" calcext:value-type="string">
            <text:p>Кут арки, рад</text:p>
          </table:table-cell>
          <table:table-cell table:style-name="ce207" table:formula="of:=2*ACOS( ([.B13]-[.B4])/[.B13])" office:value-type="float" office:value="0.495562105584928" calcext:value-type="float">
            <text:p>0.50</text:p>
          </table:table-cell>
          <table:table-cell table:style-name="ce207" table:formula="of:=2*ACOS( ([.C13]-[.C4])/[.C13])" office:value-type="float" office:value="0.503650502743193" calcext:value-type="float">
            <text:p>0.50</text:p>
          </table:table-cell>
          <table:table-cell table:style-name="ce207" table:formula="of:=2*ACOS( ([.D13]-[.D4])/[.D13])" office:value-type="float" office:value="0.497419978187046" calcext:value-type="float">
            <text:p>0.50</text:p>
          </table:table-cell>
          <table:table-cell table:style-name="ce207" table:formula="of:=2*ACOS( ([.E13]-[.E4])/[.E13])" office:value-type="float" office:value="0.497419978187046" calcext:value-type="float">
            <text:p>0.50</text:p>
          </table:table-cell>
          <table:table-cell table:formula="of:=2*ACOS( ([.F13]-[.F4])/[.F13])" office:value-type="float" office:value="0.492730648565105" calcext:value-type="float">
            <text:p>0.49</text:p>
          </table:table-cell>
          <table:table-cell table:style-name="ce207" table:formula="of:=2*ACOS( ([.G13]-[.G4])/[.G13])" office:value-type="float" office:value="1.23326264878171" calcext:value-type="float">
            <text:p>1.23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Довжина арки низ, см</text:p>
          </table:table-cell>
          <table:table-cell table:style-name="ce207" table:formula="of:=[.B13]*[.B22]" office:value-type="float" office:value="53.5462363601266" calcext:value-type="float">
            <text:p>53.55</text:p>
          </table:table-cell>
          <table:table-cell table:style-name="ce207" table:formula="of:=[.C13]*[.C22]" office:value-type="float" office:value="79.8411959473647" calcext:value-type="float">
            <text:p>79.84</text:p>
          </table:table-cell>
          <table:table-cell table:style-name="ce207" table:formula="of:=[.D13]*[.D22]" office:value-type="float" office:value="145.495343619711" calcext:value-type="float">
            <text:p>145.50</text:p>
          </table:table-cell>
          <table:table-cell table:style-name="ce207" table:formula="of:=[.E13]*[.E22]" office:value-type="float" office:value="92.9553584237042" calcext:value-type="float">
            <text:p>92.96</text:p>
          </table:table-cell>
          <table:table-cell table:formula="of:=[.F13]*[.F22]" office:value-type="float" office:value="106.069747693034" calcext:value-type="float">
            <text:p>106.07</text:p>
          </table:table-cell>
          <table:table-cell table:style-name="ce207" table:formula="of:=[.G13]*[.G22]" office:value-type="float" office:value="167.409238258874" calcext:value-type="float">
            <text:p>167.41</text:p>
          </table:table-cell>
          <table:table-cell table:number-columns-repeated="5"/>
        </table:table-row>
        <table:table-row table:style-name="ro4">
          <table:table-cell table:style-name="ce159" office:value-type="string" calcext:value-type="string">
            <text:p>Довжина арки верх, см</text:p>
          </table:table-cell>
          <table:table-cell table:style-name="ce207" table:formula="of:=[.B14]*[.B22]" office:value-type="float" office:value="65.9352889997497" calcext:value-type="float">
            <text:p>65.94</text:p>
          </table:table-cell>
          <table:table-cell table:style-name="ce207" table:formula="of:=[.C14]*[.C22]" office:value-type="float" office:value="92.4324585159445" calcext:value-type="float">
            <text:p>92.43</text:p>
          </table:table-cell>
          <table:table-cell table:style-name="ce207" table:formula="of:=[.D14]*[.D22]" office:value-type="float" office:value="157.930843074387" calcext:value-type="float">
            <text:p>157.93</text:p>
          </table:table-cell>
          <table:table-cell table:style-name="ce207" table:formula="of:=[.E14]*[.E22]" office:value-type="float" office:value="105.39085787838" calcext:value-type="float">
            <text:p>105.39</text:p>
          </table:table-cell>
          <table:table-cell table:formula="of:=[.F14]*[.F22]" office:value-type="float" office:value="118.388013907162" calcext:value-type="float">
            <text:p>118.39</text:p>
          </table:table-cell>
          <table:table-cell table:style-name="ce207" table:formula="of:=[.G14]*[.G22]" office:value-type="float" office:value="198.240804478417" calcext:value-type="float">
            <text:p>198.24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при мін. шві, шт</text:p>
          </table:table-cell>
          <table:table-cell table:style-name="ce207" table:formula="of:=([.B23]+[.B8])/([.B5]+[.B8])" office:value-type="float" office:value="8.02182632240696" calcext:value-type="float">
            <text:p>8.02</text:p>
          </table:table-cell>
          <table:table-cell table:style-name="ce207" table:formula="of:=([.C23]+[.C8])/([.C5]+[.C8])" office:value-type="float" office:value="11.9464471563231" calcext:value-type="float">
            <text:p>11.95</text:p>
          </table:table-cell>
          <table:table-cell table:style-name="ce207" table:formula="of:=([.D23]+[.D8])/([.D5]+[.D8])" office:value-type="float" office:value="21.7455736745837" calcext:value-type="float">
            <text:p>21.75</text:p>
          </table:table-cell>
          <table:table-cell table:style-name="ce207" table:formula="of:=([.E23]+[.E8])/([.E5]+[.E8])" office:value-type="float" office:value="13.9037848393588" calcext:value-type="float">
            <text:p>13.90</text:p>
          </table:table-cell>
          <table:table-cell table:formula="of:=([.F23]+[.F8])/([.F5]+[.F8])" office:value-type="float" office:value="15.8611563720947" calcext:value-type="float">
            <text:p>15.86</text:p>
          </table:table-cell>
          <table:table-cell table:style-name="ce207" table:formula="of:=([.G23]+[.G8])/([.G5]+[.G8])" office:value-type="float" office:value="25.0163042177423" calcext:value-type="float">
            <text:p>25.02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конструктивна, шт</text:p>
          </table:table-cell>
          <table:table-cell table:style-name="ce207" table:formula="of:=IF([.B10];ODD([.B25])-2;FLOOR([.B25]))" office:value-type="float" office:value="8" calcext:value-type="float">
            <text:p>8.00</text:p>
          </table:table-cell>
          <table:table-cell table:style-name="ce207" table:formula="of:=IF([.C10];ODD([.C25])-2;FLOOR([.C25]))" office:value-type="float" office:value="11" calcext:value-type="float">
            <text:p>11.00</text:p>
          </table:table-cell>
          <table:table-cell table:style-name="ce207" table:formula="of:=IF([.D10];ODD([.D25])-2;FLOOR([.D25]))" office:value-type="float" office:value="21" calcext:value-type="float">
            <text:p>21.00</text:p>
          </table:table-cell>
          <table:table-cell table:style-name="ce207" table:formula="of:=IF([.E10];ODD([.E25])-2;FLOOR([.E25]))" office:value-type="float" office:value="13" calcext:value-type="float">
            <text:p>13.00</text:p>
          </table:table-cell>
          <table:table-cell table:formula="of:=IF([.F10];ODD([.F25])-2;FLOOR([.F25]))" office:value-type="float" office:value="15" calcext:value-type="float">
            <text:p>15.00</text:p>
          </table:table-cell>
          <table:table-cell table:style-name="ce207" table:formula="of:=IF([.G10];ODD([.G25])-2;FLOOR([.G25]))" office:value-type="float" office:value="25" calcext:value-type="float">
            <text:p>25.0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ін. товщина шва конструктивна, см</text:p>
          </table:table-cell>
          <table:table-cell table:style-name="ce207" table:formula="of:=([.B23]-[.B5]*[.B26])/([.B26]-1)" office:value-type="float" office:value="0.220890908589514" calcext:value-type="float">
            <text:p>0.22</text:p>
          </table:table-cell>
          <table:table-cell table:style-name="ce207" table:formula="of:=([.C23]-[.C5]*[.C26])/([.C26]-1)" office:value-type="float" office:value="0.83411959473647" calcext:value-type="float">
            <text:p>0.83</text:p>
          </table:table-cell>
          <table:table-cell table:style-name="ce207" table:formula="of:=([.D23]-[.D5]*[.D26])/([.D26]-1)" office:value-type="float" office:value="0.449767180985545" calcext:value-type="float">
            <text:p>0.45</text:p>
          </table:table-cell>
          <table:table-cell table:style-name="ce207" table:formula="of:=([.E23]-[.E5]*[.E26])/([.E26]-1)" office:value-type="float" office:value="0.704613201975347" calcext:value-type="float">
            <text:p>0.70</text:p>
          </table:table-cell>
          <table:table-cell table:formula="of:=([.F23]-[.F5]*[.F26])/([.F26]-1)" office:value-type="float" office:value="0.612124835216734" calcext:value-type="float">
            <text:p>0.61</text:p>
          </table:table-cell>
          <table:table-cell table:style-name="ce207" table:formula="of:=([.G23]-[.G5]*[.G26])/([.G26]-1)" office:value-type="float" office:value="0.204551594119741" calcext:value-type="float">
            <text:p>0.2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акс. товщина шва конструктивна, см</text:p>
          </table:table-cell>
          <table:table-cell table:style-name="ce207" table:formula="of:=([.B24]-[.B6]*[.B26])/([.B26]-1)" office:value-type="float" office:value="1.99075557139282" calcext:value-type="float">
            <text:p>1.99</text:p>
          </table:table-cell>
          <table:table-cell table:style-name="ce207" table:formula="of:=([.C24]-[.C6]*[.C26])/([.C26]-1)" office:value-type="float" office:value="2.09324585159445" calcext:value-type="float">
            <text:p>2.09</text:p>
          </table:table-cell>
          <table:table-cell table:style-name="ce207" table:formula="of:=([.D24]-[.D6]*[.D26])/([.D26]-1)" office:value-type="float" office:value="1.07154215371935" calcext:value-type="float">
            <text:p>1.07</text:p>
          </table:table-cell>
          <table:table-cell table:style-name="ce207" table:formula="of:=([.E24]-[.E6]*[.E26])/([.E26]-1)" office:value-type="float" office:value="1.74090482319836" calcext:value-type="float">
            <text:p>1.74</text:p>
          </table:table-cell>
          <table:table-cell table:formula="of:=([.F24]-[.F6]*[.F26])/([.F26]-1)" office:value-type="float" office:value="1.49200099336871" calcext:value-type="float">
            <text:p>1.49</text:p>
          </table:table-cell>
          <table:table-cell table:style-name="ce207" table:formula="of:=([.G24]-[.G6]*[.G26])/([.G26]-1)" office:value-type="float" office:value="1.48920018660069" calcext:value-type="float">
            <text:p>1.49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4">
          <table:table-cell table:style-name="Default"/>
          <table:table-cell table:style-name="ce208" office:value-type="string" calcext:value-type="string">
            <text:p>Вікно 1</text:p>
          </table:table-cell>
          <table:table-cell table:style-name="ce208" office:value-type="string" calcext:value-type="string">
            <text:p>Вікно 2</text:p>
          </table:table-cell>
          <table:table-cell table:style-name="ce208" office:value-type="string" calcext:value-type="string">
            <text:p>Вікно 3</text:p>
          </table:table-cell>
          <table:table-cell table:style-name="ce212" office:value-type="string" calcext:value-type="string">
            <text:p>Двері 1</text:p>
          </table:table-cell>
          <table:table-cell table:style-name="ce212" office:value-type="string" calcext:value-type="string">
            <text:p>Двері 2</text:p>
          </table:table-cell>
          <table:table-cell/>
          <table:table-cell table:style-name="ce208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136" office:value-type="float" office:value="53" calcext:value-type="float">
            <text:p>53.0</text:p>
          </table:table-cell>
          <table:table-cell table:style-name="ce136" office:value-type="float" office:value="79" calcext:value-type="float">
            <text:p>79.0</text:p>
          </table:table-cell>
          <table:table-cell table:style-name="ce136" office:value-type="float" office:value="144" calcext:value-type="float">
            <text:p>144.0</text:p>
          </table:table-cell>
          <table:table-cell table:style-name="Default"/>
          <table:table-cell table:style-name="ce136" office:value-type="float" office:value="108" calcext:value-type="float">
            <text:p>108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136" office:value-type="float" office:value="3.3" calcext:value-type="float">
            <text:p>3.3</text:p>
          </table:table-cell>
          <table:table-cell table:style-name="ce136" office:value-type="float" office:value="5" calcext:value-type="float">
            <text:p>5.0</text:p>
          </table:table-cell>
          <table:table-cell table:style-name="ce136" office:value-type="float" office:value="9" calcext:value-type="float">
            <text:p>9.0</text:p>
          </table:table-cell>
          <table:table-cell table:style-name="Default"/>
          <table:table-cell table:style-name="ce136" office:value-type="float" office:value="12.4" calcext:value-type="float">
            <text:p>12.4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3" table:style-name="ce136" office:value-type="float" office:value="25" calcext:value-type="float">
            <text:p>25.0</text:p>
          </table:table-cell>
          <table:table-cell table:style-name="Default"/>
          <table:table-cell table:style-name="ce136" office:value-type="float" office:value="25" calcext:value-type="float">
            <text:p>25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float" office:value="21" calcext:value-type="float">
            <text:p>21</text:p>
          </table:table-cell>
          <table:table-cell table:style-name="Default"/>
          <table:table-cell table:style-name="ce209" office:value-type="float" office:value="16" calcext:value-type="float">
            <text:p>16</text:p>
          </table:table-cell>
          <table:table-cell/>
          <table:table-cell table:style-name="ce209" table:number-columns-repeated="5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136" office:value-type="float" office:value="0.2" calcext:value-type="float">
            <text:p>0.2</text:p>
          </table:table-cell>
          <table:table-cell table:style-name="ce136" office:value-type="float" office:value="0.78" calcext:value-type="float">
            <text:p>0.8</text:p>
          </table:table-cell>
          <table:table-cell table:style-name="ce136" office:value-type="float" office:value="0.4" calcext:value-type="float">
            <text:p>0.4</text:p>
          </table:table-cell>
          <table:table-cell table:style-name="Default"/>
          <table:table-cell table:style-name="ce136" office:value-type="float" office:value="0.5" calcext:value-type="float">
            <text:p>0.5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136" office:value-type="float" office:value="2" calcext:value-type="float">
            <text:p>2.0</text:p>
          </table:table-cell>
          <table:table-cell table:style-name="ce136" office:value-type="float" office:value="2.05" calcext:value-type="float">
            <text:p>2.1</text:p>
          </table:table-cell>
          <table:table-cell table:style-name="ce136" office:value-type="float" office:value="1.1" calcext:value-type="float">
            <text:p>1.1</text:p>
          </table:table-cell>
          <table:table-cell table:style-name="Default"/>
          <table:table-cell table:style-name="ce136" office:value-type="float" office:value="2" calcext:value-type="float">
            <text:p>2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136" office:value-type="float" office:value="28.3" calcext:value-type="float">
            <text:p>28.3</text:p>
          </table:table-cell>
          <table:table-cell table:style-name="ce136" office:value-type="float" office:value="30" calcext:value-type="float">
            <text:p>30.0</text:p>
          </table:table-cell>
          <table:table-cell table:style-name="ce136" office:value-type="float" office:value="34" calcext:value-type="float">
            <text:p>34.0</text:p>
          </table:table-cell>
          <table:table-cell table:style-name="Default"/>
          <table:table-cell table:style-name="ce136" office:value-type="float" office:value="37.4" calcext:value-type="float">
            <text:p>37.4</text:p>
          </table:table-cell>
          <table:table-cell/>
          <table:table-cell table:style-name="ce136" table:number-columns-repeated="5"/>
        </table:table-row>
        <table:table-row table:style-name="ro4" table:number-rows-repeated="104853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Пройом" table:style-name="ta1">
        <table:table-column table:style-name="co10" table:default-cell-style-name="ce155"/>
        <table:table-column table:style-name="co3" table:default-cell-style-name="ce242"/>
        <table:table-row table:style-name="ro4">
          <table:table-cell table:style-name="ce139" office:value-type="string" calcext:value-type="string" table:number-columns-spanned="2" table:number-rows-spanned="1">
            <text:p>Початкові данні</text:p>
          </table:table-cell>
          <table:covered-table-cell table:style-name="ce241"/>
        </table:table-row>
        <table:table-row table:style-name="ro4">
          <table:table-cell table:style-name="ce150" office:value-type="string" calcext:value-type="string">
            <text:p>Потрібна висота отвору, см</text:p>
          </table:table-cell>
          <table:table-cell table:style-name="ce214" office:value-type="float" office:value="255" calcext:value-type="float">
            <text:p>255.0</text:p>
          </table:table-cell>
        </table:table-row>
        <table:table-row table:style-name="ro4">
          <table:table-cell table:style-name="ce150" office:value-type="string" calcext:value-type="string">
            <text:p>Висота балки, см</text:p>
          </table:table-cell>
          <table:table-cell table:style-name="ce214" office:value-type="float" office:value="25" calcext:value-type="float">
            <text:p>25.0</text:p>
          </table:table-cell>
        </table:table-row>
        <table:table-row table:style-name="ro4">
          <table:table-cell table:style-name="ce150" office:value-type="string" calcext:value-type="string">
            <text:p>Висота зразка кладки, см</text:p>
          </table:table-cell>
          <table:table-cell table:style-name="ce215" office:value-type="float" office:value="159" calcext:value-type="float">
            <text:p>159.0</text:p>
          </table:table-cell>
        </table:table-row>
        <table:table-row table:style-name="ro4">
          <table:table-cell table:style-name="ce150" office:value-type="string" calcext:value-type="string">
            <text:p>Товщина цегли, см</text:p>
          </table:table-cell>
          <table:table-cell table:style-name="ce215" office:value-type="float" office:value="6.5" calcext:value-type="float">
            <text:p>6.5</text:p>
          </table:table-cell>
        </table:table-row>
        <table:table-row table:style-name="ro4">
          <table:table-cell table:style-name="ce152" office:value-type="string" calcext:value-type="string">
            <text:p>Кількість рядів у зразку, шт</text:p>
          </table:table-cell>
          <table:table-cell table:style-name="ce224" office:value-type="float" office:value="21" calcext:value-type="float">
            <text:p>21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4" office:value-type="string" calcext:value-type="string" table:number-columns-spanned="2" table:number-rows-spanned="1">
            <text:p>Результати розрахунку</text:p>
          </table:table-cell>
          <table:covered-table-cell table:style-name="ce197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3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3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244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244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244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5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5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5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156" office:value-type="string" calcext:value-type="string">
            <text:p>Висота рядка із швом середня, см</text:p>
          </table:table-cell>
          <table:table-cell table:style-name="ce227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</table:table-row>
        <table:table-row table:style-name="ro4">
          <table:table-cell table:style-name="ce129" office:value-type="string" calcext:value-type="string">
            <text:p>Кількість повних рядів у балці, шт</text:p>
          </table:table-cell>
          <table:table-cell table:style-name="ce209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table:table-column table:style-name="co11" table:default-cell-style-name="ce62"/>
        <table:table-column table:style-name="co12" table:default-cell-style-name="ce69"/>
        <table:table-column table:style-name="co3" table:default-cell-style-name="ce76"/>
        <table:table-column table:style-name="co13" table:default-cell-style-name="ce93"/>
        <table:table-column table:style-name="co3" table:default-cell-style-name="ce84"/>
        <table:table-column table:style-name="co14" table:default-cell-style-name="ce118"/>
        <table:table-row table:style-name="ro2">
          <table:table-cell table:style-name="ce59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60" office:value-type="string" calcext:value-type="string">
            <text:p>Плита</text:p>
          </table:table-cell>
          <table:table-cell table:style-name="ce74" office:value-type="string" calcext:value-type="string">
            <text:p>Розмір, мм</text:p>
          </table:table-cell>
          <table:table-cell table:style-name="ce74" office:value-type="string" calcext:value-type="string">
            <text:p>Артікул</text:p>
          </table:table-cell>
          <table:table-cell table:style-name="ce74" office:value-type="string" calcext:value-type="string">
            <text:p>Ціна за 1, грн</text:p>
          </table:table-cell>
          <table:table-cell table:style-name="ce74" office:value-type="string" calcext:value-type="string">
            <text:p>Кількість</text:p>
          </table:table-cell>
          <table:table-cell table:style-name="ce110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 number:title="User-defined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6-07T00:57:33.955421187</dc:date>
    <meta:editing-duration>P4DT12H51M7S</meta:editing-duration>
    <meta:editing-cycles>109</meta:editing-cycles>
    <meta:generator>LibreOffice/6.2.8.2$Linux_X86_64 LibreOffice_project/20$Build-2</meta:generator>
    <dc:creator>Віталій Євтушенко</dc:creator>
    <meta:document-statistic meta:table-count="4" meta:cell-count="793" meta:object-count="0"/>
  </office:meta>
</office:document-meta>
</file>